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1">
            <text:p>UBA-12691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2053.0">
            <text:p>2053.0</text:p>
          </table:table-cell>
          <table:table-cell office:value-type="float" office:value="19.0">
            <text:p>1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41">
            <text:p>-2.4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7928">
            <text:p>GrN-27928</text:p>
          </table:table-cell>
          <table:table-cell office:value-type="float" office:value="53.25">
            <text:p>53.25</text:p>
          </table:table-cell>
          <table:table-cell office:value-type="float" office:value="-9.14">
            <text:p>-9.14</text:p>
          </table:table-cell>
          <table:table-cell office:value-type="float" office:value="4790.0">
            <text:p>4790.0</text:p>
          </table:table-cell>
          <table:table-cell office:value-type="float" office:value="70.0">
            <text:p>70.0</text:p>
          </table:table-cell>
          <table:table-cell office:value-type="string" office:value="log boat">
            <text:p>log bo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11">
            <text:p>-4.11</text:p>
          </table:table-cell>
          <table:table-cell office:value-type="float" office:value="1.49">
            <text:p>1.49</text:p>
          </table:table-cell>
          <table:table-cell office:value-type="float" office:value="1.49">
            <text:p>1.4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0099">
            <text:p>GrN-20099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570.0">
            <text:p>15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1">
            <text:p>-1.1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0034">
            <text:p>GrN-20034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050.0">
            <text:p>10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1">
            <text:p>-0.8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0033">
            <text:p>GrN-20033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640.0">
            <text:p>16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1">
            <text:p>-1.1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2553">
            <text:p>GrN-22553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3730.0">
            <text:p>373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2552">
            <text:p>GrN-22552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4970.0">
            <text:p>497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2327">
            <text:p>GrN-22327</text:p>
          </table:table-cell>
          <table:table-cell office:value-type="float" office:value="53.25">
            <text:p>53.25</text:p>
          </table:table-cell>
          <table:table-cell office:value-type="float" office:value="-9.15">
            <text:p>-9.15</text:p>
          </table:table-cell>
          <table:table-cell office:value-type="float" office:value="4290.0">
            <text:p>429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29">
            <text:p>0.2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0a">
            <text:p>UBA-12690a</text:p>
          </table:table-cell>
          <table:table-cell office:value-type="float" office:value="53.24">
            <text:p>53.24</text:p>
          </table:table-cell>
          <table:table-cell office:value-type="float" office:value="-9.31">
            <text:p>-9.31</text:p>
          </table:table-cell>
          <table:table-cell office:value-type="float" office:value="4526.0">
            <text:p>4526.0</text:p>
          </table:table-cell>
          <table:table-cell office:value-type="float" office:value="36.0">
            <text:p>3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59">
            <text:p>0.5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2">
            <text:p>UBA-12692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6499.0">
            <text:p>6499.0</text:p>
          </table:table-cell>
          <table:table-cell office:value-type="float" office:value="24.0">
            <text:p>2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59">
            <text:p>0.5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0b">
            <text:p>UBA-12690b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5400.0">
            <text:p>540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41">
            <text:p>-2.4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30076">
            <text:p>GrN-30076</text:p>
          </table:table-cell>
          <table:table-cell office:value-type="float" office:value="53.27">
            <text:p>53.27</text:p>
          </table:table-cell>
          <table:table-cell office:value-type="float" office:value="-9.04">
            <text:p>-9.04</text:p>
          </table:table-cell>
          <table:table-cell office:value-type="float" office:value="4460.0">
            <text:p>4460.0</text:p>
          </table:table-cell>
          <table:table-cell office:value-type="float" office:value="20.0">
            <text:p>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5">
            <text:p>-0.8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7929">
            <text:p>GrN-27929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580.0">
            <text:p>158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41">
            <text:p>-0.4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8">
            <text:p>GrA-35938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2560.0">
            <text:p>2560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9">
            <text:p>-0.8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30075">
            <text:p>GrN-30075</text:p>
          </table:table-cell>
          <table:table-cell office:value-type="float" office:value="53.27">
            <text:p>53.27</text:p>
          </table:table-cell>
          <table:table-cell office:value-type="float" office:value="-9.04">
            <text:p>-9.04</text:p>
          </table:table-cell>
          <table:table-cell office:value-type="float" office:value="4400.0">
            <text:p>440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5">
            <text:p>-0.8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9007">
            <text:p>GrN-29007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820.0">
            <text:p>1820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if-2669">
            <text:p>Gif-2669</text:p>
          </table:table-cell>
          <table:table-cell office:value-type="float" office:value="53.24">
            <text:p>53.24</text:p>
          </table:table-cell>
          <table:table-cell office:value-type="float" office:value="-9.31">
            <text:p>-9.31</text:p>
          </table:table-cell>
          <table:table-cell office:value-type="float" office:value="3730.0">
            <text:p>373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1">
            <text:p>0.8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Mitchell1976,Mitchell1981,ShennanEtal2018">
            <text:p>Mitchell1976,Mitchell1981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4">
            <text:p>GrA-35934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3560.0">
            <text:p>3560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79">
            <text:p>0.7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30077">
            <text:p>GrN-30077</text:p>
          </table:table-cell>
          <table:table-cell office:value-type="float" office:value="53.27">
            <text:p>53.27</text:p>
          </table:table-cell>
          <table:table-cell office:value-type="float" office:value="-9.04">
            <text:p>-9.04</text:p>
          </table:table-cell>
          <table:table-cell office:value-type="float" office:value="5415.0">
            <text:p>5415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61">
            <text:p>-0.6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7">
            <text:p>GrA-35937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4025.0">
            <text:p>4025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35">
            <text:p>-0.3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5">
            <text:p>GrA-35935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2840.0">
            <text:p>28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